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mdba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validation accuracy</text:p>
          </table:table-cell>
        </table:table-row>
        <table:table-row table:style-name="ro1">
          <table:table-cell office:value-type="float" office:value="0.00322313" calcext:value-type="float">
            <text:p>0.00322313</text:p>
          </table:table-cell>
          <table:table-cell office:value-type="float" office:value="0.652756" calcext:value-type="float">
            <text:p>0.652756</text:p>
          </table:table-cell>
          <table:table-cell office:value-type="float" office:value="0.5256" calcext:value-type="float">
            <text:p>0.5256</text:p>
          </table:table-cell>
        </table:table-row>
        <table:table-row table:style-name="ro1">
          <table:table-cell office:value-type="float" office:value="0.00373752" calcext:value-type="float">
            <text:p>0.00373752</text:p>
          </table:table-cell>
          <table:table-cell office:value-type="float" office:value="0.647822" calcext:value-type="float">
            <text:p>0.647822</text:p>
          </table:table-cell>
          <table:table-cell office:value-type="float" office:value="0.5334" calcext:value-type="float">
            <text:p>0.5334</text:p>
          </table:table-cell>
        </table:table-row>
        <table:table-row table:style-name="ro1">
          <table:table-cell office:value-type="float" office:value="0.00418152" calcext:value-type="float">
            <text:p>0.00418152</text:p>
          </table:table-cell>
          <table:table-cell office:value-type="float" office:value="0.641111" calcext:value-type="float">
            <text:p>0.641111</text:p>
          </table:table-cell>
          <table:table-cell office:value-type="float" office:value="0.5342" calcext:value-type="float">
            <text:p>0.5342</text:p>
          </table:table-cell>
        </table:table-row>
        <table:table-row table:style-name="ro1">
          <table:table-cell office:value-type="float" office:value="0.00418664" calcext:value-type="float">
            <text:p>0.00418664</text:p>
          </table:table-cell>
          <table:table-cell office:value-type="float" office:value="0.639889" calcext:value-type="float">
            <text:p>0.639889</text:p>
          </table:table-cell>
          <table:table-cell office:value-type="float" office:value="0.5288" calcext:value-type="float">
            <text:p>0.5288</text:p>
          </table:table-cell>
        </table:table-row>
        <table:table-row table:style-name="ro1">
          <table:table-cell office:value-type="float" office:value="0.00420519" calcext:value-type="float">
            <text:p>0.00420519</text:p>
          </table:table-cell>
          <table:table-cell office:value-type="float" office:value="0.642933" calcext:value-type="float">
            <text:p>0.642933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0.00421184" calcext:value-type="float">
            <text:p>0.00421184</text:p>
          </table:table-cell>
          <table:table-cell office:value-type="float" office:value="0.640378" calcext:value-type="float">
            <text:p>0.64037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0.00451066" calcext:value-type="float">
            <text:p>0.00451066</text:p>
          </table:table-cell>
          <table:table-cell office:value-type="float" office:value="0.635089" calcext:value-type="float">
            <text:p>0.635089</text:p>
          </table:table-cell>
          <table:table-cell office:value-type="float" office:value="0.5318" calcext:value-type="float">
            <text:p>0.5318</text:p>
          </table:table-cell>
        </table:table-row>
        <table:table-row table:style-name="ro1">
          <table:table-cell office:value-type="float" office:value="0.00501311" calcext:value-type="float">
            <text:p>0.00501311</text:p>
          </table:table-cell>
          <table:table-cell office:value-type="float" office:value="0.628089" calcext:value-type="float">
            <text:p>0.628089</text:p>
          </table:table-cell>
          <table:table-cell office:value-type="float" office:value="0.5338" calcext:value-type="float">
            <text:p>0.5338</text:p>
          </table:table-cell>
        </table:table-row>
        <table:table-row table:style-name="ro1">
          <table:table-cell office:value-type="float" office:value="0.00510575" calcext:value-type="float">
            <text:p>0.00510575</text:p>
          </table:table-cell>
          <table:table-cell office:value-type="float" office:value="0.626244" calcext:value-type="float">
            <text:p>0.626244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0.00554647" calcext:value-type="float">
            <text:p>0.00554647</text:p>
          </table:table-cell>
          <table:table-cell office:value-type="float" office:value="0.622244" calcext:value-type="float">
            <text:p>0.622244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1">
          <table:table-cell table:style-name="ce1" office:value-type="float" office:value="0.00711462" calcext:value-type="float">
            <text:p>0.00711462</text:p>
          </table:table-cell>
          <table:table-cell table:style-name="ce1" office:value-type="float" office:value="0.605644" calcext:value-type="float">
            <text:p>0.605644</text:p>
          </table:table-cell>
          <table:table-cell table:style-name="ce1" office:value-type="float" office:value="0.5376" calcext:value-type="float">
            <text:p>0.5376</text:p>
          </table:table-cell>
        </table:table-row>
        <table:table-row table:style-name="ro1">
          <table:table-cell office:value-type="float" office:value="0.00743719" calcext:value-type="float">
            <text:p>0.00743719</text:p>
          </table:table-cell>
          <table:table-cell office:value-type="float" office:value="0.602289" calcext:value-type="float">
            <text:p>0.602289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float" office:value="0.00755195" calcext:value-type="float">
            <text:p>0.00755195</text:p>
          </table:table-cell>
          <table:table-cell office:value-type="float" office:value="0.599711" calcext:value-type="float">
            <text:p>0.599711</text:p>
          </table:table-cell>
          <table:table-cell office:value-type="float" office:value="0.5316" calcext:value-type="float">
            <text:p>0.5316</text:p>
          </table:table-cell>
        </table:table-row>
        <table:table-row table:style-name="ro1">
          <table:table-cell office:value-type="float" office:value="0.00814086" calcext:value-type="float">
            <text:p>0.00814086</text:p>
          </table:table-cell>
          <table:table-cell office:value-type="float" office:value="0.596556" calcext:value-type="float">
            <text:p>0.596556</text:p>
          </table:table-cell>
          <table:table-cell office:value-type="float" office:value="0.5358" calcext:value-type="float">
            <text:p>0.5358</text:p>
          </table:table-cell>
        </table:table-row>
        <table:table-row table:style-name="ro1">
          <table:table-cell office:value-type="float" office:value="0.00932672" calcext:value-type="float">
            <text:p>0.00932672</text:p>
          </table:table-cell>
          <table:table-cell office:value-type="float" office:value="0.586422" calcext:value-type="float">
            <text:p>0.586422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float" office:value="0.0112339" calcext:value-type="float">
            <text:p>0.0112339</text:p>
          </table:table-cell>
          <table:table-cell office:value-type="float" office:value="0.572644" calcext:value-type="float">
            <text:p>0.572644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1">
          <table:table-cell office:value-type="float" office:value="0.0113109" calcext:value-type="float">
            <text:p>0.0113109</text:p>
          </table:table-cell>
          <table:table-cell office:value-type="float" office:value="0.571622" calcext:value-type="float">
            <text:p>0.571622</text:p>
          </table:table-cell>
          <table:table-cell office:value-type="float" office:value="0.5296" calcext:value-type="float">
            <text:p>0.5296</text:p>
          </table:table-cell>
        </table:table-row>
        <table:table-row table:style-name="ro1">
          <table:table-cell office:value-type="float" office:value="0.0128769" calcext:value-type="float">
            <text:p>0.0128769</text:p>
          </table:table-cell>
          <table:table-cell office:value-type="float" office:value="0.561578" calcext:value-type="float">
            <text:p>0.561578</text:p>
          </table:table-cell>
          <table:table-cell office:value-type="float" office:value="0.5206" calcext:value-type="float">
            <text:p>0.5206</text:p>
          </table:table-cell>
        </table:table-row>
        <table:table-row table:style-name="ro1">
          <table:table-cell office:value-type="float" office:value="0.0134312" calcext:value-type="float">
            <text:p>0.0134312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>
          <table:table-cell office:value-type="float" office:value="0.015298" calcext:value-type="float">
            <text:p>0.015298</text:p>
          </table:table-cell>
          <table:table-cell office:value-type="float" office:value="0.548511" calcext:value-type="float">
            <text:p>0.548511</text:p>
          </table:table-cell>
          <table:table-cell office:value-type="float" office:value="0.515" calcext:value-type="float">
            <text:p>0.5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23:09:24.199495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08:53:31.848604869</meta:creation-date>
    <dc:date>2020-04-07T22:08:06.031966951</dc:date>
    <meta:editing-duration>PT12H56M43S</meta:editing-duration>
    <meta:editing-cycles>3</meta:editing-cycles>
    <meta:generator>LibreOffice/6.0.7.3$Linux_X86_64 LibreOffice_project/00m0$Build-3</meta:generator>
    <meta:document-statistic meta:table-count="1" meta:cell-count="63" meta:object-count="0"/>
  </office:meta>
</office:document-meta>
</file>